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8.371cm"/>
    </style:style>
    <style:style style:name="co2" style:family="table-column">
      <style:table-column-properties fo:break-before="auto" style:column-width="9.876cm"/>
    </style:style>
    <style:style style:name="co3" style:family="table-column">
      <style:table-column-properties fo:break-before="auto" style:column-width="4.272cm"/>
    </style:style>
    <style:style style:name="co4" style:family="table-column">
      <style:table-column-properties fo:break-before="auto" style:column-width="3.096cm"/>
    </style:style>
    <style:style style:name="co5" style:family="table-column">
      <style:table-column-properties fo:break-before="auto" style:column-width="1.838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model_id/id</text:p>
          </table:table-cell>
          <table:table-cell office:value-type="string">
            <text:p>model</text:p>
          </table:table-cell>
          <table:table-cell office:value-type="string">
            <text:p>salesforce_model</text:p>
          </table:table-cell>
          <table:table-cell office:value-type="string">
            <text:p>sequence</text:p>
          </table:table-cell>
        </table:table-row>
        <table:table-row table:style-name="ro1">
          <table:table-cell office:value-type="string">
            <text:p>salesforce_integration.salesforce_partner</text:p>
          </table:table-cell>
          <table:table-cell office:value-type="string">
            <text:p>account.model_res_partner</text:p>
          </table:table-cell>
          <table:table-cell office:value-type="string">
            <text:p>res.partner</text:p>
          </table:table-cell>
          <table:table-cell office:value-type="string">
            <text:p>Account</text:p>
          </table:table-cell>
          <table:table-cell/>
        </table:table-row>
        <table:table-row table:style-name="ro1">
          <table:table-cell office:value-type="string">
            <text:p>salesforce_integration.salesforce_partner_contacts</text:p>
          </table:table-cell>
          <table:table-cell office:value-type="string">
            <text:p>account.model_res_partner</text:p>
          </table:table-cell>
          <table:table-cell office:value-type="string">
            <text:p>res.partner</text:p>
          </table:table-cell>
          <table:table-cell office:value-type="string">
            <text:p>Contact</text:p>
          </table:table-cell>
          <table:table-cell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9">29/09/2014</text:date>, <text:time>18:00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29T18:00:51</dc:date>
    <dc:creator>Prashant </dc:creator>
    <meta:document-statistic meta:table-count="1" meta:cell-count="14" meta:object-count="0"/>
    <meta:generator>OpenOffice/4.0.0$Unix OpenOffice.org_project/400m3$Build-9702</meta:generator>
  </office:meta>
</office:document-meta>
</file>